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68.66pt" fo:break-before="auto" style:use-optimal-row-height="true"/>
    </style:style>
    <style:style style:name="ro2" style:family="table-row">
      <style:table-row-properties style:row-height="135.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79.85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113.41pt" fo:break-before="auto" style:use-optimal-row-height="true"/>
    </style:style>
    <style:style style:name="ro8" style:family="table-row">
      <style:table-row-properties style:row-height="124.61pt" fo:break-before="auto" style:use-optimal-row-height="true"/>
    </style:style>
    <style:style style:name="ro9" style:family="table-row">
      <style:table-row-properties style:row-height="180.54pt" fo:break-before="auto" style:use-optimal-row-height="true"/>
    </style:style>
    <style:style style:name="ro10" style:family="table-row">
      <style:table-row-properties style:row-height="90.99pt" fo:break-before="auto" style:use-optimal-row-height="true"/>
    </style:style>
    <style:style style:name="ro11" style:family="table-row">
      <style:table-row-properties style:row-height="102.19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23.84pt" fo:break-before="auto" style:use-optimal-row-height="tru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ext-properties fo:color="#000000" style:font-name="Liberation Sans" fo:font-weight="normal" style:font-weight-asian="normal" style:font-weight-complex="normal"/>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1" table:default-cell-style-name="Default"/>
        <table:table-row table:style-name="ro1">
          <table:table-cell table:style-name="ce1" office:value-type="string" calcext:value-type="string">
            <text:p><text:a xlink:href="http://zeldawiki.org/Compass" xlink:type="simple">Compass</text:a></text:p>
          </table:table-cell>
          <table:table-cell table:style-name="ce3" office:value-type="string" calcext:value-type="string">
            <text:p>Reveals all secrets within a battle square, making their tiles sparkle.</text:p>
          </table:table-cell>
        </table:table-row>
        <table:table-row table:style-name="ro2">
          <table:table-cell table:style-name="ce1" office:value-type="string" calcext:value-type="string">
            <text:p><text:a xlink:href="http://zeldawiki.org/Bomb" xlink:type="simple">Bomb</text:a></text:p>
          </table:table-cell>
          <table:table-cell table:style-name="ce3" office:value-type="string" calcext:value-type="string">
            <text:p>Opens cave entrances in mountain walls and destroys boulders on land, unlocking a secret reward or revealing enemies in that square.</text:p>
          </table:table-cell>
        </table:table-row>
        <table:table-row table:style-name="ro3">
          <table:table-cell table:style-name="ce1" office:value-type="string" calcext:value-type="string">
            <text:p><text:a xlink:href="http://zeldawiki.org/Candle" xlink:type="simple">Candle</text:a></text:p>
          </table:table-cell>
          <table:table-cell table:style-name="ce3" office:value-type="string" calcext:value-type="string">
            <text:p>Burns bushes, unlocking a secret reward.</text:p>
          </table:table-cell>
        </table:table-row>
        <table:table-row table:style-name="ro4">
          <table:table-cell table:style-name="ce1" office:value-type="string" calcext:value-type="string">
            <text:p><text:a xlink:href="http://zeldawiki.org/Ladder" xlink:type="simple">Ladder</text:a></text:p>
          </table:table-cell>
          <table:table-cell table:style-name="ce3" office:value-type="string" calcext:value-type="string">
            <text:p>Crosses gaps in rundown docks, unlocking a secret reward.</text:p>
          </table:table-cell>
        </table:table-row>
        <table:table-row table:style-name="ro5">
          <table:table-cell table:style-name="ce1" office:value-type="string" calcext:value-type="string">
            <text:p><text:a xlink:href="http://zeldawiki.org/Power_Bracelet" xlink:type="simple">Power Bracelet</text:a></text:p>
          </table:table-cell>
          <table:table-cell table:style-name="ce3" office:value-type="string" calcext:value-type="string">
            <text:p>Moves boulders and grave stones and destroys<text:a xlink:href="http://zeldawiki.org/Armos" xlink:type="simple">Armos</text:a> statues, unlocking a secret reward.</text:p>
          </table:table-cell>
        </table:table-row>
        <table:table-row table:style-name="ro1">
          <table:table-cell table:style-name="ce1" office:value-type="string" calcext:value-type="string">
            <text:p><text:a xlink:href="http://zeldawiki.org/Water_Bomb" xlink:type="simple">Water Bomb</text:a></text:p>
          </table:table-cell>
          <table:table-cell table:style-name="ce3" office:value-type="string" calcext:value-type="string">
            <text:p>Destroys boulders in bodies of water, unlocking a secret reward.</text:p>
          </table:table-cell>
        </table:table-row>
        <table:table-row table:style-name="ro4">
          <table:table-cell table:style-name="ce1" office:value-type="string" calcext:value-type="string">
            <text:p><text:a xlink:href="http://zeldawiki.org/Digging_Mitts" xlink:type="simple">Digging Mitts</text:a></text:p>
          </table:table-cell>
          <table:table-cell table:style-name="ce3" office:value-type="string" calcext:value-type="string">
            <text:p>Digs up green, X-marked plots of soil, unlocking a secret reward.</text:p>
          </table:table-cell>
        </table:table-row>
        <table:table-row table:style-name="ro6">
          <table:table-cell table:style-name="ce1" office:value-type="string" calcext:value-type="string">
            <text:p><text:a xlink:href="http://zeldawiki.org/Ice_Arrow" xlink:type="simple">Ice Arrow</text:a></text:p>
          </table:table-cell>
          <table:table-cell table:style-name="ce3" office:value-type="string" calcext:value-type="string">
            <text:p>Extinguishes rings of flame, unlocking a secret reward.</text:p>
          </table:table-cell>
        </table:table-row>
        <table:table-row table:style-name="ro7">
          <table:table-cell table:style-name="ce1" office:value-type="string" calcext:value-type="string">
            <text:p><text:a xlink:href="http://zeldawiki.org/Raft" xlink:type="simple">Raft</text:a></text:p>
          </table:table-cell>
          <table:table-cell table:style-name="ce3" office:value-type="string" calcext:value-type="string">
            <text:p>Crosses water from docks, removing locks on certain adjacent squares so that they can be opened normally.</text:p>
          </table:table-cell>
        </table:table-row>
        <table:table-row table:style-name="ro8">
          <table:table-cell table:style-name="ce1" office:value-type="string" calcext:value-type="string">
            <text:p><text:a xlink:href="http://zeldawiki.org/Hookshot" xlink:type="simple">Hookshot</text:a></text:p>
          </table:table-cell>
          <table:table-cell table:style-name="ce3" office:value-type="string" calcext:value-type="string">
            <text:p>Pulls Warrior to a marked target, removing locks on certain adjacent squares so that they can be opened normally.</text:p>
          </table:table-cell>
        </table:table-row>
        <table:table-row table:style-name="ro9">
          <table:table-cell table:style-name="ce1" office:value-type="string" calcext:value-type="string">
            <text:p><text:a xlink:href="http://zeldawiki.org/Recorder" xlink:type="simple">Recorder</text:a></text:p>
          </table:table-cell>
          <table:table-cell table:style-name="ce3" office:value-type="string" calcext:value-type="string">
            <text:p>Drains certain small bodies of water and also removes certain bushes and grave stones or reveal hidden stairs on regular patches of land or desert sand, revealing enemies in that square.</text:p>
          </table:table-cell>
        </table:table-row>
        <table:table-row table:style-name="ro10">
          <table:table-cell table:style-name="ce1" office:value-type="string" calcext:value-type="string">
            <text:p><text:a xlink:href="http://zeldawiki.org/Goddess%27s_Harp" xlink:type="simple">Goddess's Harp</text:a></text:p>
          </table:table-cell>
          <table:table-cell table:style-name="ce3" office:value-type="string" calcext:value-type="string">
            <text:p>Plays music for swarms of <text:a xlink:href="http://zeldawiki.org/Goddess_Butterfly" xlink:type="simple">Goddess Butterflies</text:a> to uncover a <text:a xlink:href="http://zeldawiki.org/Gossip_Stone" xlink:type="simple">Gossip Stone</text:a>, revealing enemies in that square.</text:p>
          </table:table-cell>
        </table:table-row>
        <table:table-row table:style-name="ro4">
          <table:table-cell table:style-name="ce1" office:value-type="string" calcext:value-type="string">
            <text:p><text:a xlink:href="http://zeldawiki.org/Lantern" xlink:type="simple">Lantern</text:a></text:p>
          </table:table-cell>
          <table:table-cell table:style-name="ce3" office:value-type="string" calcext:value-type="string">
            <text:p>Lights torches, revealing enemies in that square.</text:p>
          </table:table-cell>
        </table:table-row>
        <table:table-row table:style-name="ro6">
          <table:table-cell table:style-name="ce1" office:value-type="string" calcext:value-type="string">
            <text:p><text:a xlink:href="http://zeldawiki.org/Jar" xlink:type="simple">Jar</text:a></text:p>
          </table:table-cell>
          <table:table-cell table:style-name="ce3" office:value-type="string" calcext:value-type="string">
            <text:p>Weighs down switches, unlocking a secret reward.</text:p>
          </table:table-cell>
        </table:table-row>
        <table:table-row table:style-name="ro4">
          <table:table-cell table:style-name="ce1" office:value-type="string" calcext:value-type="string">
            <text:p><text:a xlink:href="http://zeldawiki.org/Fishing_Rod" xlink:type="simple">Fishing Rod</text:a></text:p>
          </table:table-cell>
          <table:table-cell table:style-name="ce3" office:value-type="string" calcext:value-type="string">
            <text:p>Catches <text:a xlink:href="http://zeldawiki.org/Fish" xlink:type="simple">Fish</text:a> in bodies of water, unlocking a secret reward.</text:p>
          </table:table-cell>
        </table:table-row>
        <table:table-row table:style-name="ro8">
          <table:table-cell table:style-name="ce1" office:value-type="string" calcext:value-type="string">
            <text:p><text:a xlink:href="http://zeldawiki.org/Clawshot" xlink:type="simple">Clawshot</text:a></text:p>
          </table:table-cell>
          <table:table-cell table:style-name="ce3" office:value-type="string" calcext:value-type="string">
            <text:p>Pulls Warrior to a marked target, removing locks on certain adjacent squares so that they can be opened normally.</text:p>
          </table:table-cell>
        </table:table-row>
        <table:table-row table:style-name="ro4">
          <table:table-cell table:style-name="ce1" office:value-type="string" calcext:value-type="string">
            <text:p><text:a xlink:href="http://zeldawiki.org/Spinner" xlink:type="simple">Spinner</text:a></text:p>
          </table:table-cell>
          <table:table-cell table:style-name="ce3" office:value-type="string" calcext:value-type="string">
            <text:p>Operates cog-shaped mechanisms, unlocking a secret reward.</text:p>
          </table:table-cell>
        </table:table-row>
        <table:table-row table:style-name="ro7">
          <table:table-cell table:style-name="ce1" office:value-type="string" calcext:value-type="string">
            <text:p><text:a xlink:href="http://zeldawiki.org/Tears_of_Light" xlink:type="simple">Tears of Light</text:a></text:p>
          </table:table-cell>
          <table:table-cell table:style-name="ce3" office:value-type="string" calcext:value-type="string">
            <text:p>Dispels <text:a xlink:href="http://zeldawiki.org/Twilight" xlink:type="simple">Twilight</text:a> clouds from battle squares, removing the Twilight restriction and revealing enemy locations.</text:p>
          </table:table-cell>
        </table:table-row>
        <table:table-row table:style-name="ro2">
          <table:table-cell table:style-name="ce1" office:value-type="string" calcext:value-type="string">
            <text:p><text:a xlink:href="http://zeldawiki.org/Ooccoo" xlink:type="simple">Ooccoo</text:a></text:p>
          </table:table-cell>
          <table:table-cell table:style-name="ce3" office:value-type="string" calcext:value-type="string">
            <text:p>Teleports from an activated (green) <text:a xlink:href="http://zeldawiki.org/Portal" xlink:type="simple">Portal</text:a> to its partner, opening the square on the other end. Portals are activated by completing the battle square.</text:p>
          </table:table-cell>
        </table:table-row>
        <table:table-row table:style-name="ro11">
          <table:table-cell table:style-name="ce1" office:value-type="string" calcext:value-type="string">
            <text:p>Tears of Twilight</text:p>
          </table:table-cell>
          <table:table-cell table:style-name="ce3" office:value-type="string" calcext:value-type="string">
            <text:p>Resets all <text:a xlink:href="http://zeldawiki.org/Twilight" xlink:type="simple">Twilight</text:a> clouds and <text:a xlink:href="http://zeldawiki.org/Tears_of_Light" xlink:type="simple">Tears of Light</text:a>. Only appears once all Twilight has been dispelled.</text:p>
          </table:table-cell>
        </table:table-row>
        <table:table-row table:style-name="ro8">
          <table:table-cell table:style-name="ce1" office:value-type="string" calcext:value-type="string">
            <text:p><text:a xlink:href="http://zeldawiki.org/Deku_Mask" xlink:type="simple">Deku Mask</text:a></text:p>
          </table:table-cell>
          <table:table-cell table:style-name="ce3" office:value-type="string" calcext:value-type="string">
            <text:p>Fly across large gaps using flowers, removing locks on certain adjacent squares so that they can be opened normally.</text:p>
          </table:table-cell>
        </table:table-row>
        <table:table-row table:style-name="ro4">
          <table:table-cell table:style-name="ce1" office:value-type="string" calcext:value-type="string">
            <text:p><text:a xlink:href="http://zeldawiki.org/Goron_Mask" xlink:type="simple">Goron Mask</text:a></text:p>
          </table:table-cell>
          <table:table-cell table:style-name="ce3" office:value-type="string" calcext:value-type="string">
            <text:p>Weighs down switches, revealing enemies in that square.</text:p>
          </table:table-cell>
        </table:table-row>
        <table:table-row table:style-name="ro4">
          <table:table-cell table:style-name="ce1" office:value-type="string" calcext:value-type="string">
            <text:p><text:a xlink:href="http://zeldawiki.org/Zora_Mask" xlink:type="simple">Zora Mask</text:a></text:p>
          </table:table-cell>
          <table:table-cell table:style-name="ce3" office:value-type="string" calcext:value-type="string">
            <text:p>Stops whirlpools, revealing enemies in that square.</text:p>
          </table:table-cell>
        </table:table-row>
        <table:table-row table:style-name="ro4">
          <table:table-cell table:style-name="ce1" office:value-type="string" calcext:value-type="string">
            <text:p><text:a xlink:href="http://zeldawiki.org/Mask_of_Truth" xlink:type="simple">Mask of Truth</text:a></text:p>
          </table:table-cell>
          <table:table-cell table:style-name="ce3" office:value-type="string" calcext:value-type="string">
            <text:p>Temporarily doubles a Warrior's defense for a stage.</text:p>
          </table:table-cell>
        </table:table-row>
        <table:table-row table:style-name="ro4">
          <table:table-cell table:style-name="ce1" office:value-type="string" calcext:value-type="string">
            <text:p><text:a xlink:href="http://zeldawiki.org/Majora%27s_Mask_(Object)" xlink:type="simple">Majora's Mask</text:a></text:p>
          </table:table-cell>
          <table:table-cell table:style-name="ce3" office:value-type="string" calcext:value-type="string">
            <text:p>Maxes out a Warrior's Special and Magic gauges for a stage.</text:p>
          </table:table-cell>
        </table:table-row>
        <table:table-row table:style-name="ro4">
          <table:table-cell table:style-name="ce1" office:value-type="string" calcext:value-type="string">
            <text:p><text:a xlink:href="http://zeldawiki.org/Deku_Stick" xlink:type="simple">Deku Stick</text:a></text:p>
          </table:table-cell>
          <table:table-cell table:style-name="ce3" office:value-type="string" calcext:value-type="string">
            <text:p>Lights torches, revealing enemies in that square.</text:p>
          </table:table-cell>
        </table:table-row>
        <table:table-row table:style-name="ro12">
          <table:table-cell table:style-name="ce1" office:value-type="string" calcext:value-type="string">
            <text:p><text:a xlink:href="http://zeldawiki.org/Ocarina_of_Time_(Item)" xlink:type="simple">Ocarina of Time</text:a></text:p>
            <text:p>(<text:a xlink:href="http://zeldawiki.org/Song_of_Time" xlink:type="simple">Song of Time</text:a>)</text:p>
          </table:table-cell>
          <table:table-cell table:style-name="ce3" office:value-type="string" calcext:value-type="string">
            <text:p>Resets the map without having to wait for the Moon to crash and restores the time restriction of the Moon if the final battle square had been completed.</text:p>
          </table:table-cell>
        </table:table-row>
        <table:table-row table:style-name="ro1">
          <table:table-cell table:style-name="ce1" office:value-type="string" calcext:value-type="string">
            <text:p><text:a xlink:href="http://zeldawiki.org/Ocarina_of_Time_(Item)" xlink:type="simple">Ocarina of Time</text:a></text:p>
            <text:p>(<text:a xlink:href="http://zeldawiki.org/Inverted_Song_of_Time" xlink:type="simple">Inverted Song of Time</text:a>)</text:p>
          </table:table-cell>
          <table:table-cell table:style-name="ce3" office:value-type="string" calcext:value-type="string">
            <text:p>Gives 10 extra hours before the Moon crashes, resetting the map.</text:p>
          </table:table-cell>
        </table:table-row>
        <table:table-row table:style-name="ro5">
          <table:table-cell table:style-name="ce1" office:value-type="string" calcext:value-type="string">
            <text:p><text:a xlink:href="http://zeldawiki.org/Four_Giants" xlink:type="simple">Giant</text:a></text:p>
          </table:table-cell>
          <table:table-cell table:style-name="ce3" office:value-type="string" calcext:value-type="string">
            <text:p>Use all four on the square with the clock tower to unlock a hidden part of the map.</text:p>
          </table:table-cell>
        </table:table-row>
        <table:table-row table:style-name="ro13">
          <table:table-cell table:style-name="ce1" office:value-type="string" calcext:value-type="string">
            <text:p><text:a xlink:href="http://zeldawiki.org/Wind_Waker_(Item)" xlink:type="simple">Wind Waker</text:a></text:p>
          </table:table-cell>
          <table:table-cell table:style-name="ce3" office:value-type="string" calcext:value-type="string">
            <text:p>Breaks down walls of wind.</text:p>
          </table:table-cell>
        </table:table-row>
        <table:table-row table:style-name="ro6">
          <table:table-cell table:style-name="ce1" office:value-type="string" calcext:value-type="string">
            <text:p><text:a xlink:href="http://zeldawiki.org/Salvage_Arm" xlink:type="simple">Salvage Arm</text:a></text:p>
          </table:table-cell>
          <table:table-cell table:style-name="ce3" office:value-type="string" calcext:value-type="string">
            <text:p>Hoist up buried treasures and rewards.</text:p>
          </table:table-cell>
        </table:table-row>
        <table:table-row table:style-name="ro6">
          <table:table-cell table:style-name="ce1" office:value-type="string" calcext:value-type="string">
            <text:p><text:a xlink:href="http://zeldawiki.org/Sea_Chart" xlink:type="simple">Sea Chart</text:a></text:p>
          </table:table-cell>
          <table:table-cell table:style-name="ce3" office:value-type="string" calcext:value-type="string">
            <text:p><text:a xlink:href="http://zeldawiki.org/Fishmen" xlink:type="simple">Fishmen</text:a> can update it in order to reveal new battles.</text:p>
          </table:table-cell>
        </table:table-row>
        <table:table-row table:style-name="ro1">
          <table:table-cell table:style-name="ce1" office:value-type="string" calcext:value-type="string">
            <text:p><text:a xlink:href="http://zeldawiki.org/Cannon" xlink:type="simple">Cannon</text:a></text:p>
          </table:table-cell>
          <table:table-cell table:style-name="ce3" office:value-type="string" calcext:value-type="string">
            <text:p>Removes rules from resulting battles after destroying enemy forts.</text:p>
          </table:table-cell>
        </table:table-row>
        <table:table-row table:style-name="ro1">
          <table:table-cell table:style-name="ce1" office:value-type="string" calcext:value-type="string">
            <text:p><text:a xlink:href="http://zeldawiki.org/Hero%27s_Bow" xlink:type="simple">Hero's Bow</text:a></text:p>
          </table:table-cell>
          <table:table-cell table:style-name="ce3" office:value-type="string" calcext:value-type="string">
            <text:p>Removes rules from resulting battles after destroying<text:a xlink:href="http://zeldawiki.org/Cyclone" xlink:type="simple">Cyclones</text:a>.</text:p>
          </table:table-cell>
        </table:table-row>
        <table:table-row table:style-name="ro1">
          <table:table-cell table:style-name="ce1" office:value-type="string" calcext:value-type="string">
            <text:p><text:a xlink:href="http://zeldawiki.org/Boomerang" xlink:type="simple">Boomerang</text:a></text:p>
          </table:table-cell>
          <table:table-cell table:style-name="ce3" office:value-type="string" calcext:value-type="string">
            <text:p>Removes rules from resulting battles after defeating<text:a xlink:href="http://zeldawiki.org/Big_Octo" xlink:type="simple">Big Octos</text:a>.</text:p>
          </table:table-cell>
        </table:table-row>
        <table:table-row table:style-name="ro4">
          <table:table-cell table:style-name="ce1" office:value-type="string" calcext:value-type="string">
            <text:p><text:a xlink:href="http://zeldawiki.org/Hyoi_Pear" xlink:type="simple">Hyoi Pear</text:a></text:p>
          </table:table-cell>
          <table:table-cell table:style-name="ce3" office:value-type="string" calcext:value-type="string">
            <text:p>Allows to find hidden treasures by using <text:a xlink:href="http://zeldawiki.org/Seagull" xlink:type="simple">Seagulls</text:a>.</text:p>
          </table:table-cell>
        </table:table-row>
        <table:table-row table:style-name="ro4">
          <table:table-cell table:style-name="ce1" office:value-type="string" calcext:value-type="string">
            <text:p><text:a xlink:href="http://zeldawiki.org/Power_Bracelet" xlink:type="simple">Power Bracelets</text:a></text:p>
          </table:table-cell>
          <table:table-cell table:style-name="ce3" office:value-type="string" calcext:value-type="string">
            <text:p>Allows to lift up heavy <text:a xlink:href="http://zeldawiki.org/Boulder" xlink:type="simple">boulders</text:a> to reveal new battles.</text:p>
          </table:table-cell>
        </table:table-row>
        <table:table-row table:style-name="ro6">
          <table:table-cell table:style-name="ce1" office:value-type="string" calcext:value-type="string">
            <text:p><text:a xlink:href="http://zeldawiki.org/Hammer" xlink:type="simple">Hammer</text:a></text:p>
          </table:table-cell>
          <table:table-cell table:style-name="ce3" office:value-type="string" calcext:value-type="string">
            <text:p>Allows to hit switches to reveal new battles.</text:p>
          </table:table-cell>
        </table:table-row>
        <table:table-row table:style-name="ro6">
          <table:table-cell table:style-name="ce1" office:value-type="string" calcext:value-type="string">
            <text:p><text:a xlink:href="http://zeldawiki.org/Deku_Leaf" xlink:type="simple">Deku Leaf</text:a></text:p>
          </table:table-cell>
          <table:table-cell table:style-name="ce3" office:value-type="string" calcext:value-type="string">
            <text:p>Allows to glide on the wind to reveal new rew</text:p>
          </table:table-cell>
        </table:table-row>
        <table:table-row table:style-name="ro14" table:number-rows-repeated="1048536">
          <table:table-cell table:number-columns-repeated="2"/>
        </table:table-row>
        <table:table-row table:style-name="ro14">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4r3llo5 </meta:initial-creator>
    <meta:creation-date>2016-01-23T10:57:59.771879922</meta:creation-date>
    <dc:date>2016-01-23T11:40:03.395621550</dc:date>
    <dc:creator>d4r3llo5 </dc:creator>
    <meta:editing-duration>PT26M52S</meta:editing-duration>
    <meta:editing-cycles>1</meta:editing-cycles>
    <meta:document-statistic meta:table-count="1" meta:cell-count="78" meta:object-count="0"/>
    <meta:generator>LibreOffice/4.4.3.2$Linux_X86_64 LibreOffice_project/40m0$Build-2</meta:generator>
  </office:meta>
</office:document-meta>
</file>